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66cm" svg:height="0.66cm" draw:z-index="0"><draw:image xlink:href="../../odt/images/306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екторное 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139cm" draw:z-index="0"><draw:image xlink:href="../../odt/images/306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1">Блок является аналогом логического блока «И»,</text:span><text:span text:style-name="T4"> </text:span><text:span text:style-name="T5">векторизован</text:span><text:span text:style-name="T4"> и </text:span><text:span text:style-name="T1">работает по следующему </text:span><text:span text:style-name="T4">алгоритму:</text:span></text:p>
            <text:p text:style-name="P4"><text:span text:style-name="T6"><draw:frame draw:style-name="fr3" draw:name="Объект7" text:anchor-type="as-char" svg:width="9.11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</text:span></text:p>
            <text:p text:style-name="Text_20_body"><text:span text:style-name="T2">где </text:span><text:span text:style-name="T2"><draw:frame draw:style-name="fr3" draw:name="Объект5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 – выходной </text:span><text:span text:style-name="T3">скалярный</text:span><text:span text:style-name="T2"> сигнал блока, <text:s/></text:span><text:span text:style-name="T2"><draw:frame draw:style-name="fr3" draw:name="Объект6" text:anchor-type="as-char" svg:width="1.461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i-</text:span><text:span text:style-name="T2">ый элемент </text:span><text:span text:style-name="T7">j-</text:span><text:span text:style-name="T2">ого входного векторного сигнала.</text:span></text:p>
            <text:p text:style-name="Text_20_body"><text:span text:style-name="T5">Свойство</text:span><text:span text:style-name="T6">:</text:span></text:p>
            <text:list xml:id="list1525180873600701175" text:style-name="L1">
              <text:list-item>
                <text:p text:style-name="P5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</dc:title>
    <dc:date>2012-03-30T16:13:18.28</dc:date>
    <meta:generator>OpenOffice_Beta/4.1.0$Win32 OpenOffice.org_project/410m14$Build-9760</meta:generator>
    <meta:editing-duration>PT1H14M14S</meta:editing-duration>
    <meta:editing-cycles>35</meta:editing-cycles>
    <meta:document-statistic meta:table-count="1" meta:image-count="2" meta:object-count="3" meta:page-count="1" meta:paragraph-count="11" meta:word-count="46" meta:character-count="30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все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все ~ u_{i,j}(t) = 1; #
alignl 0, ~ если хотя бы один из ~ u_{i,j}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